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fo:background-color="transparent" style:language-asian="zxx" style:country-asian="none" style:language-complex="zxx" style:country-complex="none"/>
    </style:style>
    <style:style style:name="P2" style:family="paragraph" style:parent-style-name="Standard">
      <style:paragraph-properties>
        <style:tab-stops>
          <style:tab-stop style:position="1.614cm"/>
          <style:tab-stop style:position="9.657cm"/>
        </style:tab-stops>
      </style:paragraph-properties>
      <style:text-properties fo:language="fr" fo:country="FR" fo:background-color="transparent" style:language-asian="zxx" style:country-asian="none" style:language-complex="zxx" style:country-complex="none"/>
    </style:style>
    <style:style style:name="P3" style:family="paragraph" style:parent-style-name="Standard">
      <style:paragraph-properties>
        <style:tab-stops>
          <style:tab-stop style:position="1.614cm"/>
          <style:tab-stop style:position="9.657cm"/>
        </style:tab-stops>
      </style:paragraph-properties>
    </style:style>
    <style:style style:name="P4" style:family="paragraph" style:parent-style-name="Standard">
      <style:paragraph-properties>
        <style:tab-stops>
          <style:tab-stop style:position="1.614cm"/>
          <style:tab-stop style:position="9.657cm"/>
        </style:tab-stops>
      </style:paragraph-properties>
      <style:text-properties style:text-line-through-style="none" fo:background-color="transparent"/>
    </style:style>
    <style:style style:name="P5" style:family="paragraph" style:parent-style-name="Standard" style:list-style-name="L1">
      <style:paragraph-properties>
        <style:tab-stops>
          <style:tab-stop style:position="1.614cm"/>
          <style:tab-stop style:position="9.657cm"/>
        </style:tab-stops>
      </style:paragraph-properties>
    </style:style>
    <style:style style:name="T1" style:family="text">
      <style:text-properties fo:language="fr" fo:country="FR" fo:background-color="transparent" style:language-asian="zxx" style:country-asian="none" style:language-complex="zxx" style:country-complex="none"/>
    </style:style>
    <style:style style:name="T2" style:family="text">
      <style:text-properties fo:language="fr" fo:country="FR" style:language-asian="zxx" style:country-asian="none" style:language-complex="zxx" style:country-complex="none"/>
    </style:style>
    <style:style style:name="T3" style:family="text">
      <style:text-properties style:text-line-through-style="none" fo:language="fr" fo:country="FR" fo:background-color="transparent" style:language-asian="zxx" style:country-asian="none" style:language-complex="zxx" style:country-complex="none"/>
    </style:style>
    <style:style style:name="T4" style:family="text">
      <style:text-properties style:text-line-through-style="none" fo:background-color="transparent"/>
    </style:style>
    <text:list-style style:name="L1">
      <text:list-level-style-number text:level="1" style:num-suffix=")" style:num-format="1">
        <style:list-level-properties text:list-level-position-and-space-mode="label-alignment">
          <style:list-level-label-alignment text:label-followed-by="listtab" text:list-tab-stop-position="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 ~Oops le magicien~</text:p>
      <text:p text:style-name="P1">@1 = ~Bonjour mon seigneur. Envie de nouvelles capacités ? Vous êtes venu voir la bonne personne.~~Bonjour ma Dame. Envie de nouvelles capacités ? Vous êtes venue voir la bonne personne.~</text:p>
      <text:p text:style-name="P1">@2 = ~Nouvelles capacités ? Comment ça marche ?~</text:p>
      <text:p text:style-name="Standard"><text:span text:style-name="T1">@3 = ~Ho, c'est très simple : amenez moi un parchemin de sort et j'en tirerais l’énergie pour vous conférer la capacité spéciale de lancer le sort correspondant une fois par jour. Ce n'est pas gratuit bien sur : ça vous coûtera 10000 pièces d'or et 1000 points d'expérience par niveau du sort désiré. Alors, y</text:span> a-t-il <text:span text:style-name="T1">un sort qui vous fasse envie ?.~</text:span></text:p>
      <text:p text:style-name="P1">@4 = ~Bonjour, je voudrais que vous transformiez un parchemin en capacité spéciale.~</text:p>
      <text:p text:style-name="P1">@5 = ~D'accord, à quel sort pensez-vous ?~</text:p>
      <text:p text:style-name="P1">@6 = ~Et voilà. Autre chose ?~</text:p>
      <text:p text:style-name="P1">@7 = ~Non merci, je n'ai plus besoin de vos services~</text:p>
      <text:p text:style-name="P1">@8 = ~Oui, je voudrais que vous transformiez un parchemin en capacité spéciale.~</text:p>
      <text:p text:style-name="P1"/>
      <text:p text:style-name="P1">@10001 = ~Le personnage a perdu 1000 xp.~</text:p>
      <text:p text:style-name="P1">@10002 = ~Le personnage a perdu 2000 xp.~</text:p>
      <text:p text:style-name="P1">@10003 = ~Le personnage a perdu 3000 xp.~</text:p>
      <text:p text:style-name="P1">@10004 = ~Le personnage a perdu 4000 xp.~</text:p>
      <text:p text:style-name="P1">@10005 = ~Le personnage a perdu 5000 xp.~</text:p>
      <text:p text:style-name="P1">@10006 = ~Le personnage a perdu 6000 xp.~</text:p>
      <text:p text:style-name="P1">@10007 = ~Le personnage a perdu 7000 xp.~</text:p>
      <text:p text:style-name="P1">@10008 = ~Le personnage a perdu 8000 xp.~</text:p>
      <text:p text:style-name="P1">@10009 = ~Le personnage a perdu 9000 xp.~</text:p>
      <text:p text:style-name="P1"/>
      <text:p text:style-name="P1">@101 = ~Je voudrais gagner la capacité Glisse.~</text:p>
      <text:p text:style-name="P3"><text:span text:style-name="T1">@102 = ~Je voudrais gagner la capacité </text:span>Armure<text:span text:style-name="T1">.~</text:span></text:p>
      <text:p text:style-name="P3"><text:span text:style-name="T1">@103 = ~Je voudrais gagner la capacité </text:span>Mains ardentes<text:span text:style-name="T1">.~</text:span></text:p>
      <text:p text:style-name="P3"><text:span text:style-name="T1">@104 = ~Je voudrais gagner la capacité </text:span>Charme-personne<text:span text:style-name="T1">.~</text:span></text:p>
      <text:p text:style-name="P3"><text:span text:style-name="T1">@105 = ~Je voudrais gagner la capacité </text:span>Vapeur colorée<text:span text:style-name="T1">.~</text:span></text:p>
      <text:p text:style-name="P3"><text:span text:style-name="T1">@106 = ~Je voudrais gagner la capacité </text:span>Cécité<text:span text:style-name="T1">.~</text:span></text:p>
      <text:p text:style-name="P2">@107 = ~Je voudrais gagner la capacité Amitié.~</text:p>
      <text:p text:style-name="P3"><text:span text:style-name="T1">@108 = ~Je voudrais gagner la capacité </text:span>Protection contre la pétrification<text:span text:style-name="T1">.~</text:span></text:p>
      <text:p text:style-name="P2">@111 = ~Je voudrais gagner la capacité Infravision.~</text:p>
      <text:p text:style-name="P2">@112 = ~Je voudrais gagner la capacité Projectile magique.~</text:p>
      <text:p text:style-name="P3"><text:span text:style-name="T1">@113 = ~Je voudrais gagner la capacité </text:span>Protection contre le mal<text:span text:style-name="T1">.~</text:span></text:p>
      <text:p text:style-name="P3"><text:span text:style-name="T1">@114 = ~Je voudrais gagner la capacité </text:span>Bouclier<text:span text:style-name="T1">.~</text:span></text:p>
      <text:p text:style-name="P3"><text:span text:style-name="T1">@115 = ~Je voudrais gagner la capacité </text:span>Poigne électrique<text:span text:style-name="T1">.~</text:span></text:p>
      <text:p text:style-name="P3"><text:span text:style-name="T1">@116 = ~Je voudrais gagner la capacité </text:span>Sommeil<text:span text:style-name="T1">.~</text:span></text:p>
      <text:p text:style-name="P3"><text:span text:style-name="T1">@117 = ~Je voudrais gagner la capacité </text:span>Toucher glacial<text:span text:style-name="T1">.~</text:span></text:p>
      <text:p text:style-name="P3"><text:span text:style-name="T1">@118 = ~Je voudrais gagner la capacité </text:span>Orbe chromatique<text:tab/><text:span text:style-name="T1">.~</text:span></text:p>
      <text:p text:style-name="P3"><text:span text:style-name="T1">@119 = ~Je voudrais gagner la capacité </text:span>Absorption mineure de Larloch<text:span text:style-name="T1">.~</text:span></text:p>
      <text:p text:style-name="P3"><text:span text:style-name="T1">@120 = ~Je voudrais gagner la capacité </text:span>Image réfléchie<text:span text:style-name="T1">.~</text:span></text:p>
      <text:p text:style-name="P3"><text:span text:style-name="T1">@123 = ~Je voudrais gagner la capacité </text:span>Familier<text:span text:style-name="T1">.~</text:span></text:p>
      <text:p text:style-name="P3"><text:span text:style-name="T1">@125 = ~Je voudrais gagner la capacité </text:span>Hantise<text:span text:style-name="T1">.~</text:span></text:p>
      <text:p text:style-name="P3"><text:span text:style-name="T1">@201 = ~Je voudrais gagner la capacité </text:span>Flou<text:span text:style-name="T1">.~</text:span></text:p>
      <text:p text:style-name="P3"><text:span text:style-name="T1">@202 = ~Je voudrais gagner la capacité </text:span>Détection du mal<text:span text:style-name="T1">.~</text:span></text:p>
      <text:p text:style-name="P3"><text:span text:style-name="T1">@203 = ~Je voudrais gagner la capacité </text:span>Détection de l'invisibilité<text:span text:style-name="T1">.~</text:span></text:p>
      <text:p text:style-name="P3"><text:span text:style-name="T1">@205 = ~Je voudrais gagner la capacité </text:span>Horreur<text:span text:style-name="T1">.~</text:span></text:p>
      <text:p text:style-name="P3"><text:span text:style-name="T1">@206 = ~Je voudrais gagner la capacité </text:span>Invisibilité<text:span text:style-name="T1">.~</text:span></text:p>
      <text:p text:style-name="P3"><text:span text:style-name="T1">@207 = ~Je voudrais gagner la capacité </text:span>Déblocage<text:span text:style-name="T1">.~</text:span></text:p>
      <text:p text:style-name="P3"><text:span text:style-name="T1">@208 = ~Je voudrais gagner la capacité </text:span>Connaissance des alignements<text:span text:style-name="T1">.~</text:span></text:p>
      <text:p text:style-name="P3"><text:soft-page-break/><text:span text:style-name="T1">@209 = ~Je voudrais gagner la capacité </text:span>Chance<text:span text:style-name="T1">.~</text:span></text:p>
      <text:p text:style-name="P3"><text:span text:style-name="T1">@210 = ~Je voudrais gagner la capacité </text:span>Résistance à la terreur<text:span text:style-name="T1">.~</text:span></text:p>
      <text:p text:style-name="P2">@211 = ~Je voudrais gagner la capacité Flèche acide de Melf.~</text:p>
      <text:p text:style-name="P2">@212 = ~Je voudrais gagner la capacité Image miroir.~</text:p>
      <text:p text:style-name="P2">@213 = ~Je voudrais gagner la capacité Nuage puant.~</text:p>
      <text:p text:style-name="P3"><text:span text:style-name="T1">@214 = ~Je voudrais gagner la capacité </text:span>Force<text:span text:style-name="T1">.~</text:span></text:p>
      <text:p text:style-name="P3"><text:span text:style-name="T1">@215 = ~Je voudrais gagner la capacité </text:span>Toile d'araignée<text:span text:style-name="T1">.~</text:span></text:p>
      <text:p text:style-name="P3"><text:span text:style-name="T1">@217 = ~Je voudrais gagner la capacité </text:span>Incinérateur d'Agannazar<text:span text:style-name="T1">.~</text:span></text:p>
      <text:p text:style-name="P3"><text:span text:style-name="T1">@218 = ~Je voudrais gagner la capacité </text:span>Toucher de la goule<text:span text:style-name="T1">.~</text:span></text:p>
      <text:p text:style-name="P3"><text:span text:style-name="T1">@219 = ~Je voudrais gagner la capacité </text:span>Vocaliser<text:span text:style-name="T1">.~</text:span></text:p>
      <text:p text:style-name="P3"><text:span text:style-name="T1">@220 = ~Je voudrais gagner la capacité </text:span>Mot de Pouvoir Sommeil<text:span text:style-name="T1">.~</text:span></text:p>
      <text:p text:style-name="P3"><text:span text:style-name="T1">@221 = ~Je voudrais gagner la capacité </text:span>Rayon débilitant<text:span text:style-name="T1">.~</text:span></text:p>
      <text:p text:style-name="P3"><text:span text:style-name="T1">@223 = ~Je voudrais gagner la capacité </text:span>Surdité<text:span text:style-name="T1">.~</text:span></text:p>
      <text:p text:style-name="P3"><text:span text:style-name="T1">@224 = ~Je voudrais gagner la capacité </text:span>Poussière scintillante<text:span text:style-name="T1">.~</text:span></text:p>
      <text:p text:style-name="P3"><text:span text:style-name="T3">@299 = ~Je voudrais gagner la capacité </text:span><text:span text:style-name="T4">Convocation de vache</text:span><text:span text:style-name="T3">.~</text:span></text:p>
      <text:p text:style-name="P3"><text:span text:style-name="T3">@301 = ~Je voudrais gagner la capacité </text:span>Clairvoyance<text:span text:style-name="T1">.~</text:span></text:p>
      <text:p text:style-name="P3"><text:span text:style-name="T3">@302 = ~Je voudrais gagner la capacité </text:span>Délivrance de la magie<text:span text:style-name="T1">.~</text:span></text:p>
      <text:p text:style-name="P3"><text:span text:style-name="T3">@303 = ~Je voudrais gagner la capacité </text:span>Flèche enflammée<text:span text:style-name="T1">.~</text:span></text:p>
      <text:p text:style-name="P3"><text:span text:style-name="T3">@304 = ~Je voudrais gagner la capacité </text:span>Boule de feu<text:span text:style-name="T1">.~</text:span></text:p>
      <text:p text:style-name="P3"><text:span text:style-name="T3">@305 = ~Je voudrais gagner la capacité </text:span>Hâte<text:span text:style-name="T1">.~</text:span></text:p>
      <text:p text:style-name="P3"><text:span text:style-name="T3">@306 = ~Je voudrais gagner la capacité </text:span>Immobilisation des personnes<text:span text:style-name="T1">.~</text:span></text:p>
      <text:p text:style-name="P3"><text:span text:style-name="T3">@307 = ~Je voudrais gagner la capacité </text:span>Invisibilité sur 3 mètres<text:span text:style-name="T1">.~</text:span></text:p>
      <text:p text:style-name="P3"><text:span text:style-name="T3">@308 = ~Je voudrais gagner la capacité É</text:span>clair<text:span text:style-name="T1">.~</text:span></text:p>
      <text:p text:style-name="P3"><text:span text:style-name="T3">@309 = ~Je voudrais gagner la capacité </text:span>Convocation de monstres I<text:span text:style-name="T1">.~</text:span></text:p>
      <text:p text:style-name="P3"><text:span text:style-name="T3">@310 = ~Je voudrais gagner la capacité </text:span>Non-détection<text:span text:style-name="T1">.~</text:span></text:p>
      <text:p text:style-name="P3"><text:span text:style-name="T3">@311 = ~Je voudrais gagner la capacité </text:span>Protection contre les projectiles non-magiques<text:span text:style-name="T1">.~</text:span></text:p>
      <text:p text:style-name="P3"><text:span text:style-name="T3">@312 = ~Je voudrais gagner la capacité </text:span>Lenteur<text:span text:style-name="T1">.~</text:span></text:p>
      <text:p text:style-name="P3"><text:span text:style-name="T3">@313 = ~Je voudrais gagner la capacité </text:span>Piège à crânes<text:span text:style-name="T1">.~</text:span></text:p>
      <text:p text:style-name="P3"><text:span text:style-name="T3">@314 = ~Je voudrais gagner la capacité </text:span>Toucher vampirique<text:span text:style-name="T1">.~</text:span></text:p>
      <text:p text:style-name="P3"><text:span text:style-name="T3">@315 = ~Je voudrais gagner la capacité Forme ectoplasmique</text:span><text:span text:style-name="T1">.~</text:span></text:p>
      <text:p text:style-name="P3"><text:span text:style-name="T3">@316 = ~Je voudrais gagner la capacité </text:span>Charme néfaste<text:span text:style-name="T1">.~</text:span></text:p>
      <text:p text:style-name="P3"><text:span text:style-name="T3">@317 = ~Je voudrais gagner la capacité </text:span>Armure fantomatique<text:span text:style-name="T1">.~</text:span></text:p>
      <text:p text:style-name="P3"><text:span text:style-name="T3">@318 = ~Je voudrais gagner la capacité </text:span>Déviation de sorts mineure<text:span text:style-name="T1">.~</text:span></text:p>
      <text:p text:style-name="P3"><text:span text:style-name="T3">@319 = ~Je voudrais gagner la capacité </text:span>Protection contre le feu<text:span text:style-name="T1">.~</text:span></text:p>
      <text:p text:style-name="P3"><text:span text:style-name="T3">@320 = ~Je voudrais gagner la capacité </text:span>Protection contre le froid<text:span text:style-name="T1">.~</text:span></text:p>
      <text:p text:style-name="P3"><text:span text:style-name="T3">@321 = ~Je voudrais gagner la capacité </text:span>Annulation des protections<text:span text:style-name="T1">.~</text:span></text:p>
      <text:p text:style-name="P3"><text:span text:style-name="T3">@322 = ~Je voudrais gagner la capacité </text:span>Détection illusions<text:span text:style-name="T1">.~</text:span></text:p>
      <text:p text:style-name="P3"><text:span text:style-name="T3">@324 = ~Je voudrais gagner la capacité </text:span>Immobilisation des morts-vivants<text:span text:style-name="T1">.~</text:span></text:p>
      <text:p text:style-name="P3"><text:span text:style-name="T3">@325 = ~Je voudrais gagner la capacité </text:span>Minuscules météores de Melf<text:span text:style-name="T1">.~</text:span></text:p>
      <text:p text:style-name="P3"><text:span text:style-name="T3">@326 = ~Je voudrais gagner la capacité </text:span>Dissipation de la magie<text:span text:style-name="T1">.~</text:span></text:p>
      <text:p text:style-name="P3"><text:span text:style-name="T3">@401 = ~Je voudrais gagner la capacité </text:span>Confusion<text:span text:style-name="T1">.~</text:span></text:p>
      <text:p text:style-name="P3"><text:span text:style-name="T3">@403 = ~Je voudrais gagner la capacité </text:span>Bouclier de feu (bleu)<text:span text:style-name="T1">.~</text:span></text:p>
      <text:p text:style-name="P3"><text:span text:style-name="T3">@404 = ~Je voudrais gagner la capacité </text:span>Tempête glaciale<text:span text:style-name="T1">.~</text:span></text:p>
      <text:p text:style-name="P3"><text:span text:style-name="T3">@405 = ~Je voudrais gagner la capacité </text:span>Invisibilité majeure.<text:span text:style-name="T1">~</text:span></text:p>
      <text:p text:style-name="P3"><text:span text:style-name="T3">@406 = ~Je voudrais gagner la capacité </text:span>Globe mineur d'invulnérabilité<text:span text:style-name="T1">.~</text:span></text:p>
      <text:p text:style-name="P3"><text:span text:style-name="T3">@407 = ~Je voudrais gagner la capacité </text:span>Convocation de monstres II<text:span text:style-name="T1">.~</text:span></text:p>
      <text:p text:style-name="P3"><text:span text:style-name="T3">@408 = ~Je voudrais gagner la capacité </text:span>Peau de pierre<text:span text:style-name="T1">.~</text:span></text:p>
      <text:p text:style-name="P3"><text:span text:style-name="T3">@409 = ~Je voudrais gagner la capacité </text:span>Contagion<text:span text:style-name="T1">.~</text:span></text:p>
      <text:p text:style-name="P3"><text:span text:style-name="T3">@410 = ~Je voudrais gagner la capacité </text:span>Délivrance de la malédiction<text:span text:style-name="T1">.~</text:span></text:p>
      <text:p text:style-name="P3"><text:span text:style-name="T3">@411 = ~Je voudrais gagner la capacité </text:span>Émotion<text:span text:style-name="T1">.~</text:span></text:p>
      <text:p text:style-name="P3"><text:span text:style-name="T3">@412 = ~Je voudrais gagner la capacité </text:span>Grande malédiction<text:span text:style-name="T1">.~</text:span></text:p>
      <text:p text:style-name="P3"><text:span text:style-name="T3">@413 = ~Je voudrais gagner la capacité </text:span>Sphère résistante d'Otiluke<text:span text:style-name="T1">.~</text:span></text:p>
      <text:p text:style-name="P3"><text:soft-page-break/><text:span text:style-name="T3">@414 = ~Je voudrais gagner la capacité </text:span>Armure spirituelle<text:span text:style-name="T1">.~</text:span></text:p>
      <text:p text:style-name="P3"><text:span text:style-name="T3">@415 = ~Je voudrais gagner la capacité </text:span>Métamorphose d'autrui<text:span text:style-name="T1">.~</text:span></text:p>
      <text:p text:style-name="P3"><text:span text:style-name="T3">@416 = ~Je voudrais gagner la capacité </text:span>Métamorphose<text:span text:style-name="T1">.~</text:span></text:p>
      <text:p text:style-name="P3"><text:span text:style-name="T3">@417 = ~Je voudrais gagner la capacité </text:span>Arme enchantée<text:tab/><text:span text:style-name="T1">.~</text:span></text:p>
      <text:p text:style-name="P3"><text:span text:style-name="T3">@418 = ~Je voudrais gagner la capacité </text:span>Bouclier de feu (rouge)<text:span text:style-name="T1">.~</text:span></text:p>
      <text:p text:style-name="P3"><text:span text:style-name="T3">@419 = ~Je voudrais gagner la capacité </text:span>Mot secret<text:span text:style-name="T1">.~</text:span></text:p>
      <text:p text:style-name="P3"><text:span text:style-name="T3">@420 = ~Je voudrais gagner la capacité </text:span>Séquenceur mineur<text:span text:style-name="T1">.~</text:span></text:p>
      <text:p text:style-name="P3"><text:span text:style-name="T3">@421 = ~Je voudrais gagner la capacité </text:span>Champ de téléportation<text:span text:style-name="T1">.~</text:span></text:p>
      <text:p text:style-name="P3"><text:span text:style-name="T3">@423 = ~Je voudrais gagner la capacité </text:span>Progéniture d'Araignée<text:span text:style-name="T1">.~</text:span></text:p>
      <text:p text:style-name="P3"><text:span text:style-name="T3">@424 = ~Je voudrais gagner la capacité </text:span>Vision lointaine<text:span text:style-name="T1">.~</text:span></text:p>
      <text:p text:style-name="P3"><text:span text:style-name="T3">@425 = ~Je voudrais gagner la capacité </text:span>Oeil de magicien<text:span text:style-name="T1">.~</text:span></text:p>
      <text:p text:style-name="P3"><text:span text:style-name="T3">@501 = ~Je voudrais gagner la capacité </text:span>Animation des morts<text:span text:style-name="T1">.~</text:span></text:p>
      <text:p text:style-name="P3"><text:span text:style-name="T3">@502 = ~Je voudrais gagner la capacité </text:span>Nuage mortel<text:span text:style-name="T1">.~</text:span></text:p>
      <text:p text:style-name="P3"><text:span text:style-name="T3">@503 = ~Je voudrais gagner la capacité </text:span>Cône de froid<text:span text:style-name="T1">.~</text:span></text:p>
      <text:p text:style-name="P3"><text:span text:style-name="T3">@504 = ~Je voudrais gagner la capacité </text:span>Convocation de monstres III<text:span text:style-name="T1">.~</text:span></text:p>
      <text:p text:style-name="P3"><text:span text:style-name="T3">@505 = ~Je voudrais gagner la capacité </text:span>Porte d'ombre<text:span text:style-name="T1">.~</text:span></text:p>
      <text:p text:style-name="P3"><text:span text:style-name="T3">@506 = ~Je voudrais gagner la capacité </text:span>Domination<text:span text:style-name="T1">.~</text:span></text:p>
      <text:p text:style-name="P3"><text:span text:style-name="T3">@507 = ~Je voudrais gagner la capacité </text:span>Immobilisation des monstres<text:span text:style-name="T1">.~</text:span></text:p>
      <text:p text:style-name="P3"><text:span text:style-name="T3">@508 = ~Je voudrais gagner la capacité </text:span>Chaos<text:span text:style-name="T1">.~</text:span></text:p>
      <text:p text:style-name="P3"><text:span text:style-name="T3">@509 = ~Je voudrais gagner la capacité </text:span>Débilité mentale<text:span text:style-name="T1">.~</text:span></text:p>
      <text:p text:style-name="P3"><text:span text:style-name="T3">@510 = ~Je voudrais gagner la capacité </text:span>Immunité aux sorts<text:span text:style-name="T1">.~</text:span></text:p>
      <text:p text:style-name="P3"><text:span text:style-name="T3">@511 = ~Je voudrais gagner la capacité </text:span>Protection contre les armes non-magiques<text:span text:style-name="T1">.~</text:span></text:p>
      <text:p text:style-name="P3"><text:span text:style-name="T3">@512 = ~Je voudrais gagner la capacité </text:span>Protection contre l'électricité<text:span text:style-name="T1">.~</text:span></text:p>
      <text:p text:style-name="P3"><text:span text:style-name="T3">@513 = ~Je voudrais gagner la capacité </text:span>Brêche<text:span text:style-name="T1">.~</text:span></text:p>
      <text:p text:style-name="P3"><text:span text:style-name="T3">@514 = ~Je voudrais gagner la capacité </text:span>Abaissement de la Résistance<text:span text:style-name="T1">.~</text:span></text:p>
      <text:p text:style-name="P3"><text:span text:style-name="T3">@515 = ~Je voudrais gagner la capacité </text:span>Oracle<text:span text:style-name="T1">.~</text:span></text:p>
      <text:p text:style-name="P3"><text:span text:style-name="T3">@516 = ~Je voudrais gagner la capacité </text:span>Convocation d'Elémental de Feu mineur<text:span text:style-name="T1">.~</text:span></text:p>
      <text:p text:style-name="P3"><text:span text:style-name="T3">@517 = ~Je voudrais gagner la capacité </text:span>Protection contre l'acide<text:span text:style-name="T1">.~</text:span></text:p>
      <text:p text:style-name="P3"><text:span text:style-name="T3">@518 = ~Je voudrais gagner la capacité </text:span>Lame fantôme<text:span text:style-name="T1">.~</text:span></text:p>
      <text:p text:style-name="P3"><text:span text:style-name="T3">@519 = ~Je voudrais gagner la capacité </text:span>Bouclier de sort<text:span text:style-name="T1">.~</text:span></text:p>
      <text:p text:style-name="P3"><text:span text:style-name="T3">@520 = ~Je voudrais gagner la capacité </text:span>Conjuration d'Elémental d'Air mineur<text:span text:style-name="T1">.~</text:span></text:p>
      <text:p text:style-name="P3"><text:span text:style-name="T3">@521 = ~Je voudrais gagner la capacité </text:span>Conjuration d'Elémental de Terre mineur<text:span text:style-name="T1">.~</text:span></text:p>
      <text:p text:style-name="P3"><text:span text:style-name="T3">@522 = ~Je voudrais gagner la capacité </text:span><text:span text:style-name="T4">Renvoi de sorts mineur</text:span><text:span text:style-name="T3">.~</text:span></text:p>
      <text:p text:style-name="P3"><text:span text:style-name="T3">@523 = ~Je voudrais gagner la capacité </text:span>Feu solaire<text:span text:style-name="T1">.~</text:span></text:p>
      <text:p text:style-name="P3"><text:span text:style-name="T3">@601 = ~Je voudrais gagner la capacité </text:span>Chasseur invisible<text:span text:style-name="T1">.~</text:span></text:p>
      <text:p text:style-name="P3"><text:span text:style-name="T3">@602 = ~Je voudrais gagner la capacité </text:span>Globe d'invulnérabilité<text:span text:style-name="T1">.~</text:span></text:p>
      <text:p text:style-name="P3"><text:span text:style-name="T3">@603 = ~Je voudrais gagner la capacité </text:span>Transformation de Tenser<text:span text:style-name="T1">.~</text:span></text:p>
      <text:p text:style-name="P3"><text:span text:style-name="T3">@604 = ~Je voudrais gagner la capacité </text:span>Transmutation de la Chair en Pierre<text:span text:style-name="T1">.~</text:span></text:p>
      <text:p text:style-name="P3"><text:span text:style-name="T3">@605 = ~Je voudrais gagner la capacité </text:span>Sort de mort<text:span text:style-name="T1">.~</text:span></text:p>
      <text:p text:style-name="P3"><text:span text:style-name="T3">@606 = ~Je voudrais gagner la capacité </text:span>Protection contre l'énergie magique<text:span text:style-name="T1">.~</text:span></text:p>
      <text:p text:style-name="P3"><text:span text:style-name="T3">@607 = ~Je voudrais gagner la capacité </text:span>Détection faussée<text:span text:style-name="T1">.~</text:span></text:p>
      <text:p text:style-name="P3"><text:span text:style-name="T3">@608 = ~Je voudrais gagner la capacité </text:span>Perce-magie<text:span text:style-name="T1">.~</text:span></text:p>
      <text:p text:style-name="P3"><text:span text:style-name="T3">@609 = ~Je voudrais gagner la capacité </text:span>Vision véritable<text:span text:style-name="T1">.~</text:span></text:p>
      <text:p text:style-name="P3"><text:span text:style-name="T3">@611 = ~Je voudrais gagner la capacité </text:span>Protection contre les armes magiques<text:span text:style-name="T1">.~</text:span></text:p>
      <text:p text:style-name="P4"><text:span text:style-name="T2">@612 = ~Je voudrais gagner la capacité </text:span>Mot de pouvoir : Silence<text:span text:style-name="T2">.~</text:span></text:p>
      <text:p text:style-name="P3"><text:span text:style-name="T3">@613 = ~Je voudrais gagner la capacité </text:span>Hâte améliorée<text:span text:style-name="T1">.~</text:span></text:p>
      <text:p text:style-name="P3"><text:span text:style-name="T3">@614 = ~Je voudrais gagner la capacité </text:span>Brume mortelle<text:span text:style-name="T1">.~</text:span></text:p>
      <text:p text:style-name="P3"><text:span text:style-name="T3">@615 = ~Je voudrais gagner la capacité </text:span>Chaîne d'éclairs<text:span text:style-name="T1">.~</text:span></text:p>
      <text:p text:style-name="P3"><text:span text:style-name="T3">@616 = ~Je voudrais gagner la capacité </text:span>Désintégration<text:span text:style-name="T1">.~</text:span></text:p>
      <text:p text:style-name="P3"><text:span text:style-name="T3">@617 = ~Je voudrais gagner la capacité </text:span>Contingence<text:span text:style-name="T1">.~</text:span></text:p>
      <text:p text:style-name="P3"><text:span text:style-name="T3">@618 = ~Je voudrais gagner la capacité </text:span>Déviation de sorts<text:span text:style-name="T1">.~</text:span></text:p>
      <text:p text:style-name="P3"><text:span text:style-name="T3">@619 = ~Je voudrais gagner la capacité </text:span>Appel de la Wyverne<text:span text:style-name="T1">.~</text:span></text:p>
      <text:p text:style-name="P3"><text:soft-page-break/><text:span text:style-name="T3">@620 = ~Je voudrais gagner la capacité </text:span>Conjuration d'un élémental de Feu<text:span text:style-name="T1">.~</text:span></text:p>
      <text:p text:style-name="P3"><text:span text:style-name="T3">@621 = ~Je voudrais gagner la capacité </text:span>Convocation d'Elémental d'Air<text:span text:style-name="T1">.~</text:span></text:p>
      <text:p text:style-name="P3"><text:span text:style-name="T3">@622 = ~Je voudrais gagner la capacité </text:span>Conjuration d'un élémental de Terre<text:span text:style-name="T1">.~</text:span></text:p>
      <text:p text:style-name="P3"><text:span text:style-name="T3">@623 = ~Je voudrais gagner la capacité </text:span>Convocation de Vers charognards<text:span text:style-name="T1">.~</text:span></text:p>
      <text:p text:style-name="P3"><text:span text:style-name="T3">@624 = ~Je voudrais gagner la capacité </text:span>Convocation de Nishruu<text:span text:style-name="T1">.~</text:span></text:p>
      <text:p text:style-name="P3"><text:span text:style-name="T3">@625 = ~Je voudrais gagner la capacité </text:span>Transmutation de la pierre en chair<text:span text:style-name="T1">.~</text:span></text:p>
      <text:p text:style-name="P3"><text:span text:style-name="T3">@701 = ~Je voudrais gagner la capacité </text:span><text:span text:style-name="T4">Renvoi de sorts</text:span><text:span text:style-name="T3">.~</text:span></text:p>
      <text:p text:style-name="P4"><text:span text:style-name="T2">@702 = ~Je voudrais gagner la capacité </text:span>Protection contre les éléments<text:span text:style-name="T2">.~</text:span></text:p>
      <text:p text:style-name="P4"><text:span text:style-name="T2">@703 = ~Je voudrais gagner la capacité </text:span>Image renforcée<text:span text:style-name="T2">.~</text:span></text:p>
      <text:p text:style-name="P4"><text:span text:style-name="T2">@704 = ~Je voudrais gagner la capacité </text:span>Rayon rubis d'inversion<text:span text:style-name="T2">.~</text:span></text:p>
      <text:p text:style-name="P4"><text:span text:style-name="T2">@705 = ~Je voudrais gagner la capacité </text:span>Fouet protecteur de Khelben<text:span text:style-name="T2">.~</text:span></text:p>
      <text:p text:style-name="P4"><text:span text:style-name="T2">@707 = ~Je voudrais gagner la capacité </text:span>Cacofiélon<text:span text:style-name="T2">.~</text:span></text:p>
      <text:p text:style-name="P4"><text:span text:style-name="T2">@708 = ~Je voudrais gagner la capacité </text:span>Manteau<text:span text:style-name="T2">.~</text:span></text:p>
      <text:p text:style-name="P4"><text:span text:style-name="T2">@710 = ~Je voudrais gagner la capacité </text:span>Séquenceur de sorts<text:span text:style-name="T2">.~</text:span></text:p>
      <text:p text:style-name="P4"><text:span text:style-name="T2">@711 = ~Je voudrais gagner la capacité </text:span>Sphère du chaos<text:span text:style-name="T2">.~</text:span></text:p>
      <text:p text:style-name="P3"><text:span text:style-name="T3">@712 = ~Je voudrais gagner la capacité </text:span>Boule de feu à retardement<text:span text:style-name="T1">.~</text:span></text:p>
      <text:p text:style-name="P3"><text:span text:style-name="T3">@713 = ~Je voudrais gagner la capacité </text:span>Doigt de mort<text:span text:style-name="T1">.~</text:span></text:p>
      <text:p text:style-name="P3"><text:span text:style-name="T3">@714 = ~Je voudrais gagner la capacité </text:span>Vaporisation prismatique<text:span text:style-name="T1">.~</text:span></text:p>
      <text:p text:style-name="P3"><text:span text:style-name="T3">@715 = ~Je voudrais gagner la capacité </text:span>Mot de pouvoir : Etourdissement<text:span text:style-name="T1">.~</text:span></text:p>
      <text:p text:style-name="P3"><text:span text:style-name="T3">@716 = ~Je voudrais gagner la capacité </text:span>Epée de Mordenkainen<text:span text:style-name="T1">.~</text:span></text:p>
      <text:p text:style-name="P3"><text:span text:style-name="T3">@717 = ~Je voudrais gagner la capacité </text:span>Convocation d'Efrit<text:span text:style-name="T1">.~</text:span></text:p>
      <text:p text:style-name="P3"><text:span text:style-name="T3">@718 = ~Je voudrais gagner la capacité </text:span>Convocation de Djinn<text:span text:style-name="T1">.~</text:span></text:p>
      <text:p text:style-name="P3"><text:span text:style-name="T3">@719 = ~Je voudrais gagner la capacité </text:span>Convocation de Hakeashar<text:span text:style-name="T1">.~</text:span></text:p>
      <text:p text:style-name="P3"><text:span text:style-name="T3">@720 = ~Je voudrais gagner la capacité </text:span>Contrôle des morts-vivants<text:span text:style-name="T1">.~</text:span></text:p>
      <text:p text:style-name="P3"><text:span text:style-name="T3">@721 = ~Je voudrais gagner la capacité </text:span>Invisibilité de masse<text:span text:style-name="T1">.~</text:span></text:p>
      <text:p text:style-name="P3"><text:span text:style-name="T3">@722 = ~Je voudrais gagner la capacité </text:span>Souhait mineur<text:span text:style-name="T1">.~</text:span></text:p>
      <text:p text:style-name="P3"><text:span text:style-name="T3">@803 = ~Je voudrais gagner la capacité </text:span>Protection contre l'énergie<text:span text:style-name="T1">.~</text:span></text:p>
      <text:p text:style-name="P3"><text:span text:style-name="T3">@804 = ~Je voudrais gagner la capacité </text:span>Simulacre<text:span text:style-name="T1">.~</text:span></text:p>
      <text:p text:style-name="P3"><text:span text:style-name="T3">@805 = ~Je voudrais gagner la capacité </text:span>Perce bouclier<text:span text:style-name="T1">.~</text:span></text:p>
      <text:p text:style-name="P3"><text:span text:style-name="T3">@807 = ~Je voudrais gagner la capacité </text:span>Convocation d'un Fiélon<text:span text:style-name="T1">.~</text:span></text:p>
      <text:p text:style-name="P3"><text:span text:style-name="T3">@808 = ~Je voudrais gagner la capacité </text:span>Manteau Amélioré<text:span text:style-name="T1">.~</text:span></text:p>
      <text:p text:style-name="P3"><text:span text:style-name="T3">@809 = ~Je voudrais gagner la capacité </text:span>Déclencheur de sort<text:span text:style-name="T1">.~</text:span></text:p>
      <text:p text:style-name="P3"><text:span text:style-name="T3">@810 = ~Je voudrais gagner la capacité </text:span>Nuage incendiaire<text:span text:style-name="T1">.~</text:span></text:p>
      <text:p text:style-name="P3"><text:span text:style-name="T3">@811 = ~Je voudrais gagner la capacité </text:span>Symbole, Terreur<text:span text:style-name="T1">.~</text:span></text:p>
      <text:p text:style-name="P3"><text:span text:style-name="T3">@812 = ~Je voudrais gagner la capacité </text:span>Flétrissure abominable d'Abi-Dalzim<text:span text:style-name="T1">.~</text:span></text:p>
      <text:p text:style-name="P3"><text:span text:style-name="T3">@813 = ~Je voudrais gagner la capacité </text:span>Labyrinthe<text:span text:style-name="T1">.~</text:span></text:p>
      <text:p text:style-name="P3"><text:span text:style-name="T3">@815 = ~Je voudrais gagner la capacité </text:span>Mot de pouvoir, Cécité<text:span text:style-name="T1">.~</text:span></text:p>
      <text:p text:style-name="P3"><text:span text:style-name="T3">@816 = ~Je voudrais gagner la capacité </text:span>Symbole, Etourdissement<text:span text:style-name="T1">.~</text:span></text:p>
      <text:p text:style-name="P3"><text:span text:style-name="T3">@817 = ~Je voudrais gagner la capacité </text:span>Symbole, Mort<text:span text:style-name="T1">.~</text:span></text:p>
      <text:p text:style-name="P3"><text:span text:style-name="T3">@818 = ~Je voudrais gagner la capacité </text:span>Poing serré de Bigby<text:span text:style-name="T1">.~</text:span></text:p>
      <text:p text:style-name="P3"><text:span text:style-name="T3">@902 = ~Je voudrais gagner la capacité </text:span>Piège à sorts<text:span text:style-name="T1">.~</text:span></text:p>
      <text:p text:style-name="P3"><text:span text:style-name="T3">@903 = ~Je voudrais gagner la capacité </text:span>Sort d'assaut<text:span text:style-name="T1">.~</text:span></text:p>
      <text:p text:style-name="P3"><text:span text:style-name="T3">@905 = ~Je voudrais gagner la capacité </text:span>Portail<text:span text:style-name="T1">.~</text:span></text:p>
      <text:p text:style-name="P3"><text:span text:style-name="T3">@907 = ~Je voudrais gagner la capacité </text:span>Immunité Absolue<text:span text:style-name="T1">.~</text:span></text:p>
      <text:p text:style-name="P3"><text:span text:style-name="T3">@908 = ~Je voudrais gagner la capacité </text:span>Chaîne de contingence<text:span text:style-name="T1">.~</text:span></text:p>
      <text:p text:style-name="P3"><text:span text:style-name="T3">@909 = ~Je voudrais gagner la capacité </text:span>Arrêt de temps<text:span text:style-name="T1">.~</text:span></text:p>
      <text:p text:style-name="P3"><text:span text:style-name="T3">@910 = ~Je voudrais gagner la capacité </text:span>Emprisonnement<text:span text:style-name="T1">.~</text:span></text:p>
      <text:p text:style-name="P3"><text:span text:style-name="T3">@911 = ~Je voudrais gagner la capacité </text:span>Nuée de météores<text:span text:style-name="T1">.~</text:span></text:p>
      <text:p text:style-name="P3"><text:span text:style-name="T3">@912 = ~Je voudrais gagner la capacité </text:span>Mot de pouvoir : Mort<text:span text:style-name="T1">.~</text:span></text:p>
      <text:p text:style-name="P3"><text:span text:style-name="T3">@913 = ~Je voudrais gagner la capacité </text:span>Cri de la Banshee<text:span text:style-name="T1">.~</text:span></text:p>
      <text:p text:style-name="P3"><text:span text:style-name="T3">@914 = ~Je voudrais gagner la capacité </text:span>Drainage d'énergie<text:span text:style-name="T1">.~</text:span></text:p>
      <text:p text:style-name="P3"><text:span text:style-name="T3">@915 = ~Je voudrais gagner la capacité </text:span>Lame noire du désastre<text:span text:style-name="T1">.~</text:span></text:p>
      <text:p text:style-name="P3"><text:soft-page-break/><text:span text:style-name="T3">@916 = ~Je voudrais gagner la capacité </text:span>Changement de forme<text:span text:style-name="T1">.~</text:span></text:p>
      <text:p text:style-name="P3"><text:span text:style-name="T3">@917 = ~Je voudrais gagner la capacité </text:span>Liberté<text:span text:style-name="T1">.~</text:span></text:p>
      <text:p text:style-name="P3"><text:span text:style-name="T3">@918 = ~Je voudrais gagner la capacité </text:span>Main broyante de Bigby<text:span text:style-name="T1">.~</text:span></text:p>
      <text:list xml:id="list6031946272033749834" text:style-name="L1">
        <text:list-header>
          <text:p text:style-name="P5"><text:span text:style-name="T3">@919 = ~Je voudrais gagner la capacité </text:span>Souhait<text:span text:style-name="T1">.~</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H11M25S</meta:editing-duration>
    <meta:editing-cycles>36</meta:editing-cycles>
    <meta:generator>OpenOffice/4.1.14$Win32 OpenOffice.org_project/4114m1$Build-9811</meta:generator>
    <dc:date>2025-04-06T12:51:06.41</dc:date>
    <meta:document-statistic meta:table-count="0" meta:image-count="0" meta:object-count="0" meta:page-count="5" meta:paragraph-count="205" meta:word-count="2028" meta:character-count="12386"/>
    <meta:user-defined meta:name="Info 1"/>
    <meta:user-defined meta:name="Info 2"/>
    <meta:user-defined meta:name="Info 3"/>
    <meta:user-defined meta:name="Info 4"/>
  </office:meta>
</office:document-meta>
</file>